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42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2">
      <style:text-properties fo:font-weight="normal" style:font-weight-asian="normal" style:font-weight-complex="normal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default-cell-style-name="ce8"/>
        <table:table-column table:style-name="co5" table:default-cell-style-name="ce9"/>
        <table:table-column table:style-name="co1" table:default-cell-style-name="ce1"/>
        <table:table-column table:style-name="co6" table:default-cell-style-name="ce4"/>
        <table:table-column table:style-name="co3" table:default-cell-style-name="Default"/>
        <table:table-column table:style-name="co4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t7911.bam</text:p>
          </table:table-cell>
          <table:table-cell office:value-type="string" calcext:value-type="string">
            <text:p>COL01</text:p>
          </table:table-cell>
          <table:table-cell office:value-type="float" office:value="2941956984" calcext:value-type="float">
            <text:p>2941956984</text:p>
          </table:table-cell>
          <table:table-cell table:formula="of:=[.C1]/1024^3" office:value-type="float" office:value="2.73991095274687" calcext:value-type="float">
            <text:p>2.7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12.bam</text:p>
          </table:table-cell>
          <table:table-cell office:value-type="string" calcext:value-type="string">
            <text:p>COL01</text:p>
          </table:table-cell>
          <table:table-cell office:value-type="float" office:value="2703709281" calcext:value-type="float">
            <text:p>2703709281</text:p>
          </table:table-cell>
          <table:table-cell table:formula="of:=[.C2]/1024^3" office:value-type="float" office:value="2.51802548859268" calcext:value-type="float">
            <text:p>2.5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13.bam</text:p>
          </table:table-cell>
          <table:table-cell office:value-type="string" calcext:value-type="string">
            <text:p>COL01</text:p>
          </table:table-cell>
          <table:table-cell office:value-type="float" office:value="2225370958" calcext:value-type="float">
            <text:p>2225370958</text:p>
          </table:table-cell>
          <table:table-cell table:formula="of:=[.C3]/1024^3" office:value-type="float" office:value="2.07253821007907" calcext:value-type="float">
            <text:p>2.07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14.bam</text:p>
          </table:table-cell>
          <table:table-cell office:value-type="string" calcext:value-type="string">
            <text:p>COL30</text:p>
          </table:table-cell>
          <table:table-cell office:value-type="float" office:value="2414247065" calcext:value-type="float">
            <text:p>2414247065</text:p>
          </table:table-cell>
          <table:table-cell table:formula="of:=[.C4]/1024^3" office:value-type="float" office:value="2.24844279233366" calcext:value-type="float">
            <text:p>2.25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15.bam</text:p>
          </table:table-cell>
          <table:table-cell office:value-type="string" calcext:value-type="string">
            <text:p>COL30</text:p>
          </table:table-cell>
          <table:table-cell office:value-type="float" office:value="1856669963" calcext:value-type="float">
            <text:p>1856669963</text:p>
          </table:table-cell>
          <table:table-cell table:formula="of:=[.C5]/1024^3" office:value-type="float" office:value="1.72915865015239" calcext:value-type="float">
            <text:p>1.73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16.bam</text:p>
          </table:table-cell>
          <table:table-cell office:value-type="string" calcext:value-type="string">
            <text:p>COL30</text:p>
          </table:table-cell>
          <table:table-cell office:value-type="float" office:value="3996484040" calcext:value-type="float">
            <text:p>3996484040</text:p>
          </table:table-cell>
          <table:table-cell table:formula="of:=[.C6]/1024^3" office:value-type="float" office:value="3.72201580554247" calcext:value-type="float">
            <text:p>3.7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17.bam</text:p>
          </table:table-cell>
          <table:table-cell office:value-type="string" calcext:value-type="string">
            <text:p>COL60</text:p>
          </table:table-cell>
          <table:table-cell office:value-type="float" office:value="1956973264" calcext:value-type="float">
            <text:p>1956973264</text:p>
          </table:table-cell>
          <table:table-cell table:formula="of:=[.C7]/1024^3" office:value-type="float" office:value="1.82257337868214" calcext:value-type="float">
            <text:p>1.8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18.bam</text:p>
          </table:table-cell>
          <table:table-cell office:value-type="string" calcext:value-type="string">
            <text:p>COL60</text:p>
          </table:table-cell>
          <table:table-cell office:value-type="float" office:value="1722556635" calcext:value-type="float">
            <text:p>1722556635</text:p>
          </table:table-cell>
          <table:table-cell table:formula="of:=[.C8]/1024^3" office:value-type="float" office:value="1.60425588022918" calcext:value-type="float">
            <text:p>1.6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Ot7919.bam</text:p>
          </table:table-cell>
          <table:table-cell office:value-type="string" calcext:value-type="string">
            <text:p>COL60</text:p>
          </table:table-cell>
          <table:table-cell table:style-name="ce6" office:value-type="float" office:value="2269677488" calcext:value-type="float">
            <text:p>2269677488</text:p>
          </table:table-cell>
          <table:table-cell table:formula="of:=[.C9]/1024^3" office:value-type="float" office:value="2.11380188167095" calcext:value-type="float">
            <text:p>2.11</text:p>
          </table:table-cell>
          <table:table-cell table:style-name="ce10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20.bam</text:p>
          </table:table-cell>
          <table:table-cell/>
          <table:table-cell office:value-type="float" office:value="1943856331" calcext:value-type="float">
            <text:p>1943856331</text:p>
          </table:table-cell>
          <table:table-cell table:formula="of:=[.C10]/1024^3" office:value-type="float" office:value="1.81035728286952" calcext:value-type="float">
            <text:p>1.8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21.bam</text:p>
          </table:table-cell>
          <table:table-cell/>
          <table:table-cell office:value-type="float" office:value="1727370397" calcext:value-type="float">
            <text:p>1727370397</text:p>
          </table:table-cell>
          <table:table-cell table:formula="of:=[.C11]/1024^3" office:value-type="float" office:value="1.6087390454486" calcext:value-type="float">
            <text:p>1.6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22.bam</text:p>
          </table:table-cell>
          <table:table-cell/>
          <table:table-cell office:value-type="float" office:value="1884255579" calcext:value-type="float">
            <text:p>1884255579</text:p>
          </table:table-cell>
          <table:table-cell table:formula="of:=[.C12]/1024^3" office:value-type="float" office:value="1.75484975706786" calcext:value-type="float">
            <text:p>1.75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Ot7923.bam</text:p>
          </table:table-cell>
          <table:table-cell office:value-type="string" calcext:value-type="string">
            <text:p>AS201</text:p>
          </table:table-cell>
          <table:table-cell table:style-name="ce7" office:value-type="float" office:value="2971935560" calcext:value-type="float">
            <text:p>2971935560</text:p>
          </table:table-cell>
          <table:table-cell table:formula="of:=[.C13]/1024^3" office:value-type="float" office:value="2.76783067733049" calcext:value-type="float">
            <text:p>2.77</text:p>
          </table:table-cell>
          <table:table-cell table:style-name="ce11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24.bam</text:p>
          </table:table-cell>
          <table:table-cell office:value-type="string" calcext:value-type="string">
            <text:p>AS201</text:p>
          </table:table-cell>
          <table:table-cell office:value-type="float" office:value="1748979038" calcext:value-type="float">
            <text:p>1748979038</text:p>
          </table:table-cell>
          <table:table-cell table:formula="of:=[.C14]/1024^3" office:value-type="float" office:value="1.62886366061866" calcext:value-type="float">
            <text:p>1.63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25.bam</text:p>
          </table:table-cell>
          <table:table-cell office:value-type="string" calcext:value-type="string">
            <text:p>AS201</text:p>
          </table:table-cell>
          <table:table-cell office:value-type="float" office:value="1780467330" calcext:value-type="float">
            <text:p>1780467330</text:p>
          </table:table-cell>
          <table:table-cell table:formula="of:=[.C15]/1024^3" office:value-type="float" office:value="1.65818941779435" calcext:value-type="float">
            <text:p>1.66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26.bam</text:p>
          </table:table-cell>
          <table:table-cell office:value-type="string" calcext:value-type="string">
            <text:p>AS230</text:p>
          </table:table-cell>
          <table:table-cell office:value-type="float" office:value="2069352727" calcext:value-type="float">
            <text:p>2069352727</text:p>
          </table:table-cell>
          <table:table-cell table:formula="of:=[.C16]/1024^3" office:value-type="float" office:value="1.9272349094972" calcext:value-type="float">
            <text:p>1.93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27.bam</text:p>
          </table:table-cell>
          <table:table-cell office:value-type="string" calcext:value-type="string">
            <text:p>AS230</text:p>
          </table:table-cell>
          <table:table-cell office:value-type="float" office:value="1723017779" calcext:value-type="float">
            <text:p>1723017779</text:p>
          </table:table-cell>
          <table:table-cell table:formula="of:=[.C17]/1024^3" office:value-type="float" office:value="1.60468535404652" calcext:value-type="float">
            <text:p>1.6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28.bam</text:p>
          </table:table-cell>
          <table:table-cell office:value-type="string" calcext:value-type="string">
            <text:p>AS230</text:p>
          </table:table-cell>
          <table:table-cell office:value-type="float" office:value="2744574868" calcext:value-type="float">
            <text:p>2744574868</text:p>
          </table:table-cell>
          <table:table-cell table:formula="of:=[.C18]/1024^3" office:value-type="float" office:value="2.5560845322907" calcext:value-type="float">
            <text:p>2.56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29.bam</text:p>
          </table:table-cell>
          <table:table-cell office:value-type="string" calcext:value-type="string">
            <text:p>AS260</text:p>
          </table:table-cell>
          <table:table-cell office:value-type="float" office:value="2602106889" calcext:value-type="float">
            <text:p>2602106889</text:p>
          </table:table-cell>
          <table:table-cell table:formula="of:=[.C19]/1024^3" office:value-type="float" office:value="2.42340088728815" calcext:value-type="float">
            <text:p>2.4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30.bam</text:p>
          </table:table-cell>
          <table:table-cell office:value-type="string" calcext:value-type="string">
            <text:p>AS260</text:p>
          </table:table-cell>
          <table:table-cell office:value-type="float" office:value="2757693589" calcext:value-type="float">
            <text:p>2757693589</text:p>
          </table:table-cell>
          <table:table-cell table:formula="of:=[.C20]/1024^3" office:value-type="float" office:value="2.56830229330808" calcext:value-type="float">
            <text:p>2.57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Ot7931.bam</text:p>
          </table:table-cell>
          <table:table-cell office:value-type="string" calcext:value-type="string">
            <text:p>AS260</text:p>
          </table:table-cell>
          <table:table-cell table:style-name="ce6" office:value-type="float" office:value="1272836961" calcext:value-type="float">
            <text:p>1272836961</text:p>
          </table:table-cell>
          <table:table-cell table:formula="of:=[.C21]/1024^3" office:value-type="float" office:value="1.18542179558426" calcext:value-type="float">
            <text:p>1.19</text:p>
          </table:table-cell>
          <table:table-cell table:style-name="ce10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32.bam</text:p>
          </table:table-cell>
          <table:table-cell/>
          <table:table-cell office:value-type="float" office:value="1712838111" calcext:value-type="float">
            <text:p>1712838111</text:p>
          </table:table-cell>
          <table:table-cell table:formula="of:=[.C22]/1024^3" office:value-type="float" office:value="1.59520479943603" calcext:value-type="float">
            <text:p>1.6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33.bam</text:p>
          </table:table-cell>
          <table:table-cell/>
          <table:table-cell office:value-type="float" office:value="1742190841" calcext:value-type="float">
            <text:p>1742190841</text:p>
          </table:table-cell>
          <table:table-cell table:formula="of:=[.C23]/1024^3" office:value-type="float" office:value="1.62254165951163" calcext:value-type="float">
            <text:p>1.6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34.bam</text:p>
          </table:table-cell>
          <table:table-cell/>
          <table:table-cell office:value-type="float" office:value="1718731902" calcext:value-type="float">
            <text:p>1718731902</text:p>
          </table:table-cell>
          <table:table-cell table:formula="of:=[.C24]/1024^3" office:value-type="float" office:value="1.6006938200444" calcext:value-type="float">
            <text:p>1.6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Ot7935.bam</text:p>
          </table:table-cell>
          <table:table-cell office:value-type="string" calcext:value-type="string">
            <text:p>STM01</text:p>
          </table:table-cell>
          <table:table-cell table:style-name="ce7" office:value-type="float" office:value="2221619566" calcext:value-type="float">
            <text:p>2221619566</text:p>
          </table:table-cell>
          <table:table-cell table:formula="of:=[.C25]/1024^3" office:value-type="float" office:value="2.06904445402324" calcext:value-type="float">
            <text:p>2.07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36.bam</text:p>
          </table:table-cell>
          <table:table-cell office:value-type="string" calcext:value-type="string">
            <text:p>STM01</text:p>
          </table:table-cell>
          <table:table-cell office:value-type="float" office:value="1784001248" calcext:value-type="float">
            <text:p>1784001248</text:p>
          </table:table-cell>
          <table:table-cell table:formula="of:=[.C26]/1024^3" office:value-type="float" office:value="1.66148063540459" calcext:value-type="float">
            <text:p>1.66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37.bam</text:p>
          </table:table-cell>
          <table:table-cell office:value-type="string" calcext:value-type="string">
            <text:p>STM01</text:p>
          </table:table-cell>
          <table:table-cell office:value-type="float" office:value="2821292191" calcext:value-type="float">
            <text:p>2821292191</text:p>
          </table:table-cell>
          <table:table-cell table:formula="of:=[.C27]/1024^3" office:value-type="float" office:value="2.62753310706466" calcext:value-type="float">
            <text:p>2.63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38.bam</text:p>
          </table:table-cell>
          <table:table-cell office:value-type="string" calcext:value-type="string">
            <text:p>STM30</text:p>
          </table:table-cell>
          <table:table-cell office:value-type="float" office:value="2318776228" calcext:value-type="float">
            <text:p>2318776228</text:p>
          </table:table-cell>
          <table:table-cell table:formula="of:=[.C28]/1024^3" office:value-type="float" office:value="2.15952864661813" calcext:value-type="float">
            <text:p>2.16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39.bam</text:p>
          </table:table-cell>
          <table:table-cell office:value-type="string" calcext:value-type="string">
            <text:p>STM30</text:p>
          </table:table-cell>
          <table:table-cell office:value-type="float" office:value="2723951759" calcext:value-type="float">
            <text:p>2723951759</text:p>
          </table:table-cell>
          <table:table-cell table:formula="of:=[.C29]/1024^3" office:value-type="float" office:value="2.53687776532024" calcext:value-type="float">
            <text:p>2.54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40.bam</text:p>
          </table:table-cell>
          <table:table-cell office:value-type="string" calcext:value-type="string">
            <text:p>STM30</text:p>
          </table:table-cell>
          <table:table-cell office:value-type="float" office:value="1569367707" calcext:value-type="float">
            <text:p>1569367707</text:p>
          </table:table-cell>
          <table:table-cell table:formula="of:=[.C30]/1024^3" office:value-type="float" office:value="1.46158757340163" calcext:value-type="float">
            <text:p>1.46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41.bam</text:p>
          </table:table-cell>
          <table:table-cell office:value-type="string" calcext:value-type="string">
            <text:p>STM60</text:p>
          </table:table-cell>
          <table:table-cell office:value-type="float" office:value="1708924525" calcext:value-type="float">
            <text:p>1708924525</text:p>
          </table:table-cell>
          <table:table-cell table:formula="of:=[.C31]/1024^3" office:value-type="float" office:value="1.59155998844653" calcext:value-type="float">
            <text:p>1.59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42.bam</text:p>
          </table:table-cell>
          <table:table-cell office:value-type="string" calcext:value-type="string">
            <text:p>STM60</text:p>
          </table:table-cell>
          <table:table-cell office:value-type="float" office:value="2285163903" calcext:value-type="float">
            <text:p>2285163903</text:p>
          </table:table-cell>
          <table:table-cell table:formula="of:=[.C32]/1024^3" office:value-type="float" office:value="2.12822472956032" calcext:value-type="float">
            <text:p>2.13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Ot7943.bam</text:p>
          </table:table-cell>
          <table:table-cell office:value-type="string" calcext:value-type="string">
            <text:p>STM60</text:p>
          </table:table-cell>
          <table:table-cell table:style-name="ce6" office:value-type="float" office:value="2179070380" calcext:value-type="float">
            <text:p>2179070380</text:p>
          </table:table-cell>
          <table:table-cell table:formula="of:=[.C33]/1024^3" office:value-type="float" office:value="2.02941743656993" calcext:value-type="float">
            <text:p>2.03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44.bam</text:p>
          </table:table-cell>
          <table:table-cell/>
          <table:table-cell office:value-type="float" office:value="2492362849" calcext:value-type="float">
            <text:p>2492362849</text:p>
          </table:table-cell>
          <table:table-cell table:formula="of:=[.C34]/1024^3" office:value-type="float" office:value="2.32119378540665" calcext:value-type="float">
            <text:p>2.32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45.bam</text:p>
          </table:table-cell>
          <table:table-cell/>
          <table:table-cell office:value-type="float" office:value="1721811619" calcext:value-type="float">
            <text:p>1721811619</text:p>
          </table:table-cell>
          <table:table-cell table:formula="of:=[.C35]/1024^3" office:value-type="float" office:value="1.60356203000993" calcext:value-type="float">
            <text:p>1.60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t7946.bam</text:p>
          </table:table-cell>
          <table:table-cell/>
          <table:table-cell office:value-type="float" office:value="2743575071" calcext:value-type="float">
            <text:p>2743575071</text:p>
          </table:table-cell>
          <table:table-cell table:formula="of:=[.C36]/1024^3" office:value-type="float" office:value="2.55515339877456" calcext:value-type="float">
            <text:p>2.56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Ot7947.bam</text:p>
          </table:table-cell>
          <table:table-cell office:value-type="string" calcext:value-type="string">
            <text:p>REV01</text:p>
          </table:table-cell>
          <table:table-cell table:style-name="ce7" office:value-type="float" office:value="1498415827" calcext:value-type="float">
            <text:p>1498415827</text:p>
          </table:table-cell>
          <table:table-cell table:formula="of:=[.C37]/1024^3" office:value-type="float" office:value="1.39550848584622" calcext:value-type="float">
            <text:p>1.4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48.bam</text:p>
          </table:table-cell>
          <table:table-cell office:value-type="string" calcext:value-type="string">
            <text:p>REV01</text:p>
          </table:table-cell>
          <table:table-cell office:value-type="float" office:value="1516123505" calcext:value-type="float">
            <text:p>1516123505</text:p>
          </table:table-cell>
          <table:table-cell table:formula="of:=[.C38]/1024^3" office:value-type="float" office:value="1.41200004611164" calcext:value-type="float">
            <text:p>1.4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49.bam</text:p>
          </table:table-cell>
          <table:table-cell office:value-type="string" calcext:value-type="string">
            <text:p>REV01</text:p>
          </table:table-cell>
          <table:table-cell office:value-type="float" office:value="2605813031" calcext:value-type="float">
            <text:p>2605813031</text:p>
          </table:table-cell>
          <table:table-cell table:formula="of:=[.C39]/1024^3" office:value-type="float" office:value="2.42685250099748" calcext:value-type="float">
            <text:p>2.4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50.bam</text:p>
          </table:table-cell>
          <table:table-cell office:value-type="string" calcext:value-type="string">
            <text:p>REV30</text:p>
          </table:table-cell>
          <table:table-cell office:value-type="float" office:value="2525497113" calcext:value-type="float">
            <text:p>2525497113</text:p>
          </table:table-cell>
          <table:table-cell table:formula="of:=[.C40]/1024^3" office:value-type="float" office:value="2.35205247346312" calcext:value-type="float">
            <text:p>2.35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51.bam</text:p>
          </table:table-cell>
          <table:table-cell office:value-type="string" calcext:value-type="string">
            <text:p>REV30</text:p>
          </table:table-cell>
          <table:table-cell office:value-type="float" office:value="1652261615" calcext:value-type="float">
            <text:p>1652261615</text:p>
          </table:table-cell>
          <table:table-cell table:formula="of:=[.C41]/1024^3" office:value-type="float" office:value="1.53878854122013" calcext:value-type="float">
            <text:p>1.5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52.bam</text:p>
          </table:table-cell>
          <table:table-cell office:value-type="string" calcext:value-type="string">
            <text:p>REV60</text:p>
          </table:table-cell>
          <table:table-cell office:value-type="float" office:value="1583648930" calcext:value-type="float">
            <text:p>1583648930</text:p>
          </table:table-cell>
          <table:table-cell table:formula="of:=[.C42]/1024^3" office:value-type="float" office:value="1.47488799877465" calcext:value-type="float">
            <text:p>1.47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53.bam</text:p>
          </table:table-cell>
          <table:table-cell office:value-type="string" calcext:value-type="string">
            <text:p>REV60</text:p>
          </table:table-cell>
          <table:table-cell office:value-type="float" office:value="1867041803" calcext:value-type="float">
            <text:p>1867041803</text:p>
          </table:table-cell>
          <table:table-cell table:formula="of:=[.C43]/1024^3" office:value-type="float" office:value="1.73881817888469" calcext:value-type="float">
            <text:p>1.74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Ot7954.bam</text:p>
          </table:table-cell>
          <table:table-cell office:value-type="string" calcext:value-type="string">
            <text:p>REV60</text:p>
          </table:table-cell>
          <table:table-cell table:style-name="ce6" office:value-type="float" office:value="2168912665" calcext:value-type="float">
            <text:p>2168912665</text:p>
          </table:table-cell>
          <table:table-cell table:formula="of:=[.C44]/1024^3" office:value-type="float" office:value="2.01995732728392" calcext:value-type="float">
            <text:p>2.0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55.bam</text:p>
          </table:table-cell>
          <table:table-cell/>
          <table:table-cell office:value-type="float" office:value="1761695817" calcext:value-type="float">
            <text:p>1761695817</text:p>
          </table:table-cell>
          <table:table-cell table:formula="of:=[.C45]/1024^3" office:value-type="float" office:value="1.64070708397776" calcext:value-type="float">
            <text:p>1.6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56.bam</text:p>
          </table:table-cell>
          <table:table-cell/>
          <table:table-cell office:value-type="float" office:value="1543154559" calcext:value-type="float">
            <text:p>1543154559</text:p>
          </table:table-cell>
          <table:table-cell table:formula="of:=[.C46]/1024^3" office:value-type="float" office:value="1.43717467691749" calcext:value-type="float">
            <text:p>1.4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57.bam</text:p>
          </table:table-cell>
          <table:table-cell/>
          <table:table-cell office:value-type="float" office:value="1943698590" calcext:value-type="float">
            <text:p>1943698590</text:p>
          </table:table-cell>
          <table:table-cell table:formula="of:=[.C47]/1024^3" office:value-type="float" office:value="1.81021037511528" calcext:value-type="float">
            <text:p>1.8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Ot7958.bam</text:p>
          </table:table-cell>
          <table:table-cell office:value-type="string" calcext:value-type="string">
            <text:p>KAN01</text:p>
          </table:table-cell>
          <table:table-cell table:style-name="ce7" office:value-type="float" office:value="1447115289" calcext:value-type="float">
            <text:p>1447115289</text:p>
          </table:table-cell>
          <table:table-cell table:formula="of:=[.C48]/1024^3" office:value-type="float" office:value="1.3477311367169" calcext:value-type="float">
            <text:p>1.35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59.bam</text:p>
          </table:table-cell>
          <table:table-cell office:value-type="string" calcext:value-type="string">
            <text:p>KAN01</text:p>
          </table:table-cell>
          <table:table-cell office:value-type="float" office:value="2039788083" calcext:value-type="float">
            <text:p>2039788083</text:p>
          </table:table-cell>
          <table:table-cell table:formula="of:=[.C49]/1024^3" office:value-type="float" office:value="1.89970068912953" calcext:value-type="float">
            <text:p>1.9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60.bam</text:p>
          </table:table-cell>
          <table:table-cell office:value-type="string" calcext:value-type="string">
            <text:p>KAN01</text:p>
          </table:table-cell>
          <table:table-cell office:value-type="float" office:value="2639145836" calcext:value-type="float">
            <text:p>2639145836</text:p>
          </table:table-cell>
          <table:table-cell table:formula="of:=[.C50]/1024^3" office:value-type="float" office:value="2.45789609476924" calcext:value-type="float">
            <text:p>2.46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61.bam</text:p>
          </table:table-cell>
          <table:table-cell office:value-type="string" calcext:value-type="string">
            <text:p>KAN30</text:p>
          </table:table-cell>
          <table:table-cell office:value-type="float" office:value="2963355992" calcext:value-type="float">
            <text:p>2963355992</text:p>
          </table:table-cell>
          <table:table-cell table:formula="of:=[.C51]/1024^3" office:value-type="float" office:value="2.75984033197165" calcext:value-type="float">
            <text:p>2.76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62.bam</text:p>
          </table:table-cell>
          <table:table-cell office:value-type="string" calcext:value-type="string">
            <text:p>KAN30</text:p>
          </table:table-cell>
          <table:table-cell office:value-type="float" office:value="2412368851" calcext:value-type="float">
            <text:p>2412368851</text:p>
          </table:table-cell>
          <table:table-cell table:formula="of:=[.C52]/1024^3" office:value-type="float" office:value="2.2466935692355" calcext:value-type="float">
            <text:p>2.25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63.bam</text:p>
          </table:table-cell>
          <table:table-cell office:value-type="string" calcext:value-type="string">
            <text:p>KAN30</text:p>
          </table:table-cell>
          <table:table-cell office:value-type="float" office:value="2622577473" calcext:value-type="float">
            <text:p>2622577473</text:p>
          </table:table-cell>
          <table:table-cell table:formula="of:=[.C53]/1024^3" office:value-type="float" office:value="2.44246560428292" calcext:value-type="float">
            <text:p>2.4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64.bam</text:p>
          </table:table-cell>
          <table:table-cell office:value-type="string" calcext:value-type="string">
            <text:p>KAN60</text:p>
          </table:table-cell>
          <table:table-cell office:value-type="float" office:value="2516302936" calcext:value-type="float">
            <text:p>2516302936</text:p>
          </table:table-cell>
          <table:table-cell table:formula="of:=[.C54]/1024^3" office:value-type="float" office:value="2.34348972886801" calcext:value-type="float">
            <text:p>2.3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65.bam</text:p>
          </table:table-cell>
          <table:table-cell office:value-type="string" calcext:value-type="string">
            <text:p>KAN30</text:p>
          </table:table-cell>
          <table:table-cell office:value-type="float" office:value="1792963331" calcext:value-type="float">
            <text:p>1792963331</text:p>
          </table:table-cell>
          <table:table-cell table:formula="of:=[.C55]/1024^3" office:value-type="float" office:value="1.66982722561806" calcext:value-type="float">
            <text:p>1.67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Ot7966.bam</text:p>
          </table:table-cell>
          <table:table-cell office:value-type="string" calcext:value-type="string">
            <text:p>KAN30</text:p>
          </table:table-cell>
          <table:table-cell table:style-name="ce6" office:value-type="float" office:value="2135996324" calcext:value-type="float">
            <text:p>2135996324</text:p>
          </table:table-cell>
          <table:table-cell table:formula="of:=[.C56]/1024^3" office:value-type="float" office:value="1.98930159583688" calcext:value-type="float">
            <text:p>1.9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67.bam</text:p>
          </table:table-cell>
          <table:table-cell/>
          <table:table-cell office:value-type="float" office:value="2665531286" calcext:value-type="float">
            <text:p>2665531286</text:p>
          </table:table-cell>
          <table:table-cell table:formula="of:=[.C57]/1024^3" office:value-type="float" office:value="2.48246945999563" calcext:value-type="float">
            <text:p>2.48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68.bam</text:p>
          </table:table-cell>
          <table:table-cell/>
          <table:table-cell office:value-type="float" office:value="2747221904" calcext:value-type="float">
            <text:p>2747221904</text:p>
          </table:table-cell>
          <table:table-cell table:formula="of:=[.C58]/1024^3" office:value-type="float" office:value="2.55854977667332" calcext:value-type="float">
            <text:p>2.56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7969.bam</text:p>
          </table:table-cell>
          <table:table-cell/>
          <table:table-cell office:value-type="float" office:value="2501543949" calcext:value-type="float">
            <text:p>2501543949</text:p>
          </table:table-cell>
          <table:table-cell table:formula="of:=[.C59]/1024^3" office:value-type="float" office:value="2.32974435109645" calcext:value-type="float">
            <text:p>2.33</text:p>
          </table:table-cell>
          <table:table-cell table:number-columns-repeated="8"/>
        </table:table-row>
        <table:table-row table:style-name="ro1" table:number-rows-repeated="104851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4:12:02.513227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2:45:24.916492400</meta:creation-date>
    <meta:print-date>2017-02-09T14:13:27.276229643</meta:print-date>
    <dc:date>2017-02-09T14:13:39.127823328</dc:date>
    <meta:editing-duration>PT3M58S</meta:editing-duration>
    <meta:editing-cycles>2</meta:editing-cycles>
    <meta:generator>LibreOffice/5.1.4.2$Linux_X86_64 LibreOffice_project/10m0$Build-2</meta:generator>
    <meta:document-statistic meta:table-count="1" meta:cell-count="221" meta:object-count="0"/>
  </office:meta>
</office:document-meta>
</file>